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/>
    </style:style>
    <style:style style:name="P5" style:family="paragraph" style:parent-style-name="Standard">
      <style:paragraph-properties fo:text-align="justify" style:justify-single-word="false"/>
      <style:text-properties fo:font-weight="bold"/>
    </style:style>
    <style:style style:name="P6" style:family="paragraph" style:parent-style-name="Standard">
      <style:paragraph-properties fo:margin-top="0cm" fo:margin-bottom="0.499cm" loext:contextual-spacing="false"/>
      <style:text-properties style:font-name="times new roman" fo:font-size="12pt"/>
    </style:style>
    <style:style style:name="T1" style:family="text">
      <style:text-properties fo:text-transform="uppercase"/>
    </style:style>
    <style:style style:name="T2" style:family="text">
      <style:text-properties fo:text-transform="uppercase" fo:font-weight="bold"/>
    </style:style>
    <style:style style:name="T3" style:family="text">
      <style:text-properties fo:font-weight="bold"/>
    </style:style>
    <style:style style:name="T4" style:family="text">
      <style:text-properties fo:font-size="18pt"/>
    </style:style>
    <style:style style:name="T5" style:family="text">
      <style:text-properties fo:font-size="18pt" fo:font-weight="bold"/>
    </style:style>
    <style:style style:name="T6" style:family="text">
      <style:text-properties fo:color="#222222" fo:background-color="#fff9ee" loext:char-shading-value="0"/>
    </style:style>
    <style:style style:name="T7" style:family="text">
      <style:text-properties style:font-name="times new roman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EM 22 DE JANEIRO DE 2017 – LIÇÃO 4</text:p>
      <text:p text:style-name="P2">(Revista: Editora Betel)</text:p>
      <text:p text:style-name="P3"/>
      <text:p text:style-name="P1">Tema: <text:span text:style-name="T2">Lições que Aprendemos Com as Gerações Passadas</text:span></text:p>
      <text:p text:style-name="P3"/>
      <text:p text:style-name="P3"><text:span text:style-name="T4">Texto Áureo:</text:span> <text:span text:style-name="T5">Rm 15.4</text:span></text:p>
      <text:p text:style-name="P3">  </text:p>
      <text:p text:style-name="P4">INTRODUÇÃO</text:p>
      <text:p text:style-name="Standard">- Querido(a) professor(a), nesta lição você deve focar o coração dos alunos para que eles não sejam tentados a tomar as mesmas atitudes do povo que deixou o Egito e foi reprovado no deserto. Use os fatos para mostrar para eles as consequências e a importância de se aprender com as experiências daquele povo no deserto.</text:p>
      <text:p text:style-name="Standard">- “<text:span text:style-name="T3">A história da humanidade está repleta de exemplos”</text:span>, comece comentando que é sábio da nossa parte aprender com os erros e acertos dos outros e para isso é importante examinarmos os nossos antepassados.</text:p>
      <text:p text:style-name="Standard">- “<text:span text:style-name="T3">Deus está a nos privar de seus embaraços”</text:span>, quer dizer que Deus não iria colocar as experiências passadas nas Escrituras somente para registro, Ele tem a intenção de nos livrar de suas consequências danosas.</text:p>
      <text:p text:style-name="Standard">__________________________________________</text:p>
      <text:p text:style-name="P5">1. <text:span text:style-name="T1">Fracassos versus vitórias</text:span></text:p>
      <text:p text:style-name="P3"><text:span text:style-name="T3">- “Durante quarenta anos, desde a saída do Egito”</text:span>, isso porque o livro de Deuteronômio foi escrito ao final desses quarenta anos no deserto.</text:p>
      <text:p text:style-name="P3"/>
      <text:p text:style-name="Standard"><text:span text:style-name="T3">1.1. Uma nova mentalidade.</text:span><text:line-break/><text:span text:style-name="T3">- “Durante quatrocentos e trinta anos esse povo esteve sob o pesado jugo”</text:span>, na verdade não foram durante todos os 430 anos que o povo esteve escravo, eles eram hóspedes no Egito e assim permaneceram até subir ao trono um faraó que não conhecia a história de José. <text:span text:style-name="T3">Êx 1.8</text:span><text:line-break/>- “<text:span text:style-name="T3">para que confiassem nEle como seu Deus”</text:span>, os sinais e as maravilhas seriam um memorial para aquela geração e para as posteriores até hoje.<text:line-break/>- “<text:span text:style-name="T3">deveriam, em suas mentes libertar-se”</text:span>, eles seriam livres, mas deveriam se considerar e agir como pessoas livres. Assim como os crentes que são libertos hoje das garras do pecado devem agir como homens livres desse mal.</text:p>
      <text:p text:style-name="P3"/>
      <text:p text:style-name="Standard"><text:span text:style-name="T3">1.2. A nova vida exigia obediência. </text:span><text:line-break/>- “<text:span text:style-name="T3">marcas indeléveis na vida daquela geração”</text:span>, “indelével” significa inextinguível, duradouro, indestrutível. Assim eram as marcas que a escravidão deixou neles.<text:line-break/>- “<text:span text:style-name="T3">cresceram sem qualquer perspectiva de uma vida de paz”</text:span>, havia apenas uma promessa dada a Abraão e reforçada por José de que o Senhor visitaria o Seu povo e os tiraria do Egito. <text:span text:style-name="T3">Gn 50.25</text:span><text:line-break/>- “<text:span text:style-name="T3">amadureceriam na fé”</text:span>, na caminhada com Deus, andando e vivendo as experiências com o Senhor. Assim também deve ser hoje, os crentes precisam amadurecer na fé em Deus.<text:line-break/>- “<text:span text:style-name="T3">para aperfeiçoá-los na fé e tornar-se mais íntimo deles”</text:span>, Deus quer relacionamento conosco e para que isso aconteça é necessário haver interação, e para que haja interação deve haver as adversidades, pois sem elas pouquíssimos são os que buscam ao Senhor.<text:line-break/><text:span text:style-name="T3">- “Sejamos sempre confiantes e pacientes”</text:span>, estamos em um tempo de ceticismo e impaciência, peça um aluno para ler:<text:line-break/>“<text:span text:style-name="T3">Lançando sobre ele toda a vossa ansiedade, porque ele tem cuidado de vós.” 1 Pe 5.7</text:span><text:line-break/><text:line-break/><text:span text:style-name="T3">1.3.</text:span><text:span text:style-name="T6"> </text:span><text:span text:style-name="T3">Dependência e gratidão.</text:span></text:p>
      <text:p text:style-name="P3"><text:soft-page-break/><text:span text:style-name="T3">- “sentimento de gratidão por alguém que nos livrasse”</text:span>, o que sentiríamos por essa pessoa? Deus nos livrou do julgo do pecado e da morte.</text:p>
      <text:p text:style-name="P3">- “<text:span text:style-name="T3">foram todos dizimados”</text:span>, significa que foram reduzidos à décima parte, se referindo ao fechamento do mar vermelho onde foram sucumbidos os exércitos do Egito.</text:p>
      <text:p text:style-name="P3">- “<text:span text:style-name="T3">a importância de se guardar o mandamento”</text:span>, o povo estava às vésperas de conquistar a terra prometida e para que tivessem sucesso deveriam guardar os mandamentos do Senhor.</text:p>
      <text:p text:style-name="P5">_____________________________________________</text:p>
      <text:p text:style-name="Standard"><text:span text:style-name="T3">2.</text:span><text:span text:style-name="T2"> Caminhos seguros</text:span><text:line-break/><text:span text:style-name="T2">- </text:span><text:span text:style-name="T3">“Eles estavam diante do novo”</text:span>, toda mudança requer algum sacrifício, deixar a zona de conforto não é algo fácil é difícil e amedronta.</text:p>
      <text:p text:style-name="P4"/>
      <text:p text:style-name="P4">2.1. Aperfeiçoar e não reprovar.</text:p>
      <text:p text:style-name="P3"><text:span text:style-name="T3">- “Deserto não significa rejeição, nem tampouco morte”</text:span>, não quer dizer que Deus rejeitou o povo quando mandou eles seguirem para o deserto.</text:p>
      <text:p text:style-name="P3">- “<text:span text:style-name="T3">A próxima geração deveria entender”</text:span>, a geração que saiu do Egito colocou Deus a prova, aborrecendo o Senhor dez vezes <text:span text:style-name="T3">Nm 14.22</text:span>, por isso não herdaram a terra. Mas aquela nova geração que se levantou no deserto e iam aprender pelas ordenanças escritas nos livros.</text:p>
      <text:p text:style-name="P3">- “<text:span text:style-name="T3">o propósito original era honrá-los”</text:span>, mostrar que era um povo forte e de um nome forte, foi o que aconteceu quando entraram em Jericó, todos estavam com temor dos filhos de Israel. Veja as palavras de Raabe a prostituta de Jericó:</text:p>
      <text:p text:style-name="P3">“<text:span text:style-name="T3">O que ouvindo, desfaleceu o nosso coração, e em ninguém mais há ânimo algum, por causa da vossa presença; porque o Senhor vosso Deus é Deus em cima nos céus e em baixo na terra.” Js 2.11</text:span></text:p>
      <text:p text:style-name="P6">- “<text:span text:style-name="T3">estavam presos na alma e sentiam-se tentados a retornar”</text:span>, quem caminha com o desejo de voltar, não está apto ao Reino do Céu.</text:p>
      <text:p text:style-name="P5">2.2. A motivação dos corações.</text:p>
      <text:p text:style-name="P3">- “<text:span text:style-name="T3">Deus sempre soube o que estava acontecendo no coração daquele povo”</text:span>, Deus não elaborou um novo projeto quando o povo rejeitou a promessa após o retorno dos espias enviados por Moisés, Ele já sabia que o povo fraquejaria, mas o Senhor não interfere em nossas escolhas, deixou a história seguir e só entrou na terra prometida com os fieis.</text:p>
      <text:p text:style-name="P3">- “<text:span text:style-name="T3">Deus não resgatou aquele povo do cativeiro para coloca-los em outro”</text:span>, de um cativeiro físico para um cativeiro espiritual, para o Senhor mais interessa nos livrar do cativeiro da alma.</text:p>
      <text:p text:style-name="P3">- “<text:span text:style-name="T3">mostrar-lhes como se portavam diante dEle”</text:span>, transformando em ações o que estava em seus corações, pois o Senhor poderia ter impedido todas as atitudes erradas deles, mas se fizesse isso seus corações estariam ainda presos e nem eles e nem as gerações futuras aprenderiam alguma lição. </text:p>
      <text:p text:style-name="P3"/>
      <text:p text:style-name="P5">2.3. Uma desintoxicação em suas almas.</text:p>
      <text:p text:style-name="P3"><text:span text:style-name="T3">- “Durante quarenta anos o cardápio foi maná (Dt 8.3)”</text:span>, o maná só cessou quando eles colheram alimento dentro da terra prometida. <text:span text:style-name="T3">Js 5.12</text:span></text:p>
      <text:p text:style-name="P3">- “<text:span text:style-name="T3">conheceram o significado daquilo que comiam”</text:span>, a palavra “maná” é uma expressão que significa “o que é isto?” porém tinha um significado espiritual e é desse significado que está se referindo aqui.</text:p>
      <text:p text:style-name="P3">- “<text:span text:style-name="T3">eles o chamaram de “pão vil””</text:span>, significa “pão qualquer”, “sem valor”. Veja o que eles disseram:</text:p>
      <text:p text:style-name="P3">“<text:span text:style-name="T3">E o povo falou contra Deus e contra Moisés: Por que nos fizestes subir do Egito para que morrêssemos neste deserto? Pois aqui nem pão nem água há; e a nossa alma tem fastio deste pão tão vil.”, Nm 21.5 </text:span>Para um pai ouvir isso de um filho é terrível.</text:p>
      <text:p text:style-name="P3">- “<text:span text:style-name="T3">por não saber discernir o que vem da mesa do Senhor”</text:span>, ou seja, não entender o que Deus nos envia, as palavras que nos fala, as bênçãos que nos dá.</text:p>
      <text:p text:style-name="P3"><text:soft-page-break/>- “<text:span text:style-name="T3">na verdade são fontes purificadoras”</text:span>, nós achamos ruim, mas na verdade é bom pra nossa saúde espiritual. Uma reprimenda do pastor, por exemplo, uma pregação exortativa, etc.</text:p>
      <text:p text:style-name="P3"/>
      <text:p text:style-name="P3">________________________________________</text:p>
      <text:p text:style-name="P5">3.<text:span text:style-name="T1"> As lições de uma porta fechada</text:span></text:p>
      <text:p text:style-name="P3"><text:span text:style-name="T3">- “a andar errante durante quarenta anos no deserto”</text:span>, eles foram morrendo aos poucos durante a passagem desses quarenta anos, até que aquela geração toda acabou.</text:p>
      <text:p text:style-name="P3"/>
      <text:p text:style-name="P5">3.1. Uma geração foi condenada por causa da incredulidade.</text:p>
      <text:p text:style-name="P3"><text:span text:style-name="T3">- “o ápice da reprovação da geração que deixou o Egito”</text:span>, o grande aprendizado deixado para nós por aquela geração é que se não tivermos fé desagradaremos ao Senhor e seremos reprovados na caminhada.</text:p>
      <text:p text:style-name="P3"><text:span text:style-name="T3">- “Eles viram a novidade da terra”</text:span>, se referindo ao fruto da terra que os espias trouxeram a Moisés. <text:span text:style-name="T3">Nm 13.27</text:span></text:p>
      <text:p text:style-name="P3"><text:span text:style-name="T3">- “se inferiorizando diante da situação”</text:span>, se declaram ser pequenos diante deles, veja como disseram:</text:p>
      <text:p text:style-name="P3">“<text:span text:style-name="T3">Também vimos ali gigantes, filhos de Anaque, descendentes dos gigantes; e éramos aos nossos olhos como gafanhotos, e assim também éramos aos seus olhos.” Nm 13.33</text:span></text:p>
      <text:p text:style-name="P3"><text:span text:style-name="T3">- “mesmo tendo a fé exigida...foram sentenciados a andar errantes”</text:span>, todos andaram errantes, mas Josué e Calebe tinham a promessa. Essa é a diferença entre o que crê em Deus e o que não crê. </text:p>
      <text:p text:style-name="P3"/>
      <text:p text:style-name="P5">3.2. Não faltou milagre.</text:p>
      <text:p text:style-name="P3"><text:span text:style-name="T3">- “findou e agora seus filhos iniciaram um novo”</text:span>, uma geração que se movia por fé, que não viu o Mar Vermelho se abrir e nem as pragas no Egito, mas se alimentavam com o pão do céu. </text:p>
      <text:p text:style-name="P3">- “<text:span text:style-name="T3">lista uma série de acontecimentos que marcaram a geração passada”</text:span>, aquela geração precisava aprender com os erros da geração passada e ter suas próprias experiências com Deus.</text:p>
      <text:p text:style-name="P3">- “<text:span text:style-name="T3">a roupa nunca envelheceu”</text:span>, roupas e calçados duraram quarenta anos de caminhada no deserto.</text:p>
      <text:p text:style-name="P3">- “<text:span text:style-name="T3">nos dará o que necessitamos, não o que desejamos”</text:span>, o que desejamos provém do coração e o coração é enganoso. Se uma pessoa tiver tudo que desejar seu final será de desgraça.</text:p>
      <text:p text:style-name="P3">- “<text:span text:style-name="T3">onde a dependência é a lição principal”</text:span>, eles dependeram de Deus no deserto e ao final dos quarenta anos estavam instruídos na dependência do Senhor. Ninguém precisa aprender na pele o que é ser dependente de Deus, está tudo na Bíblia, precisamos agradecer e pedir a ele o “pão nosso de cada dia” todos os dias.</text:p>
      <text:p text:style-name="P3">- “<text:span text:style-name="T3">é preciso atravessar o deserto”</text:span>, a Terra Prometida é o Reino de Deus e o deserto é o mundo. No mundo não tem nada que serve para nós, a não ser para nossa sobrevivência, por isso ele é um deserto para nós. Crentes que sonham com muitas coisas do mundo estão correndo risco de perderem a Terra Prometida. </text:p>
      <text:p text:style-name="P3"/>
      <text:p text:style-name="P5">3.3. Alertando a nova geração.</text:p>
      <text:p text:style-name="P3">- “<text:span text:style-name="T3">A lição era tomar o fracasso como exemplo”</text:span>, essa é a sabedoria, aprender com os erros dos outros. </text:p>
      <text:p text:style-name="P3">- “<text:span text:style-name="T3">irmãos e parentes foram abatidos em quarenta anos”</text:span>, tudo porque fraquejaram na hora de entrar na Terra da Promessa quarenta anos atrás. </text:p>
      <text:p text:style-name="P3">- “<text:span text:style-name="T3">O alerta era mudar de mentalidade”</text:span>, se Deus falou para possuir a terra, então dessa vez, eles não olhariam os gigantes.</text:p>
      <text:p text:style-name="P3">- “<text:span text:style-name="T3">oportunidade que seus pais desperdiçaram”</text:span>, jovens e crentes mais novos, temos hoje recursos que nosso antepassados não tiveram a internet, cursos teológicos diversos, uma infinidade de material cristão, etc, por isso hoje devemos combater com mais vigor. </text:p>
      <text:p text:style-name="P3"/>
      <text:p text:style-name="P5">CONCLUSÃO</text:p>
      <text:p text:style-name="P3">- “<text:span text:style-name="T3">jamais nos esquecer de quem é Deus e de como Ele age”</text:span>, se alguém se esquecer disso corre o risco de cometer os mesmos erros do povo que deixou o Egito.</text:p>
      <text:p text:style-name="P3"><text:soft-page-break/>- “<text:span text:style-name="T3">repetindo os mesmos erros”</text:span>, Davi sofreu uma sentença terrível quando caiu com Bete-Seba e o impressionante é que tem cristãos que cem em semelhante pecado hoje, como se não houvesse Bíblia para ensinar que até mesmo homens segundo o coração de Deus podem acabar caindo em pecado se não vigiarem.</text:p>
      <text:p text:style-name="P3">- Faça o resumo para a revisão e corrija o questionário.</text:p>
      <text:p text:style-name="P3"/>
      <text:p text:style-name="P5">QUESTIONÁRIO</text:p>
      <text:p text:style-name="P3"/>
      <text:p text:style-name="P5">1. Qual foi o pior problema dos filhos de Israel?</text:p>
      <text:p text:style-name="P3">R: O Egito não sair de dentro deles (Rm 12.2).</text:p>
      <text:p text:style-name="P3"/>
      <text:p text:style-name="P5">2. O que aconteceria se Israel guardasse os mandamentos de Deus?</text:p>
      <text:p text:style-name="P3">R: Viveriam; multiplicar-se-iam; entrariam na terra da promessa; e possuiriam a terra (Dt 8.1).</text:p>
      <text:p text:style-name="P3"/>
      <text:p text:style-name="P5">3. Qual foi o cardápio de Israel durante os quarenta anos no deserto?</text:p>
      <text:p text:style-name="P3">R: Maná (Dt 8.3).</text:p>
      <text:p text:style-name="P3"/>
      <text:p text:style-name="P5">4. O que desagrada a Deus?</text:p>
      <text:p text:style-name="P3">R: A ausência de fé (Hb 11.6).</text:p>
      <text:p text:style-name="P3"/>
      <text:p text:style-name="P5">5. Qual era a lição para a nova geração?</text:p>
      <text:p text:style-name="P3">R: Tomar o fracasso como exemplo e seguir pelas coordenadas divinas (Dt 8.3).</text:p>
      <text:p text:style-name="P3"/>
      <text:p text:style-name="P3">Marcos André – professor</text:p>
      <text:p text:style-name="P3"/>
      <text:p text:style-name="Standard"><text:span text:style-name="T7">Boa Aula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0:23:28.217824244</meta:creation-date>
    <dc:date>2017-01-21T10:24:36.277400804</dc:date>
    <meta:editing-duration>PT1M8S</meta:editing-duration>
    <meta:editing-cycles>1</meta:editing-cycles>
    <meta:document-statistic meta:table-count="0" meta:image-count="0" meta:object-count="0" meta:page-count="4" meta:paragraph-count="74" meta:word-count="1797" meta:character-count="10392" meta:non-whitespace-character-count="8655"/>
    <meta:generator>LibreOffice/5.2.4.2.1$Linux_X86_64 LibreOffice_project/20m0$Build-2</meta:generator>
  </office:meta>
</office:document-meta>
</file>